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9fb" officeooo:paragraph-rsid="0019f9fb"/>
    </style:style>
    <style:style style:name="P2" style:family="paragraph" style:parent-style-name="Standard">
      <style:text-properties officeooo:rsid="0019f9fb" officeooo:paragraph-rsid="001c63f0"/>
    </style:style>
    <style:style style:name="P3" style:family="paragraph" style:parent-style-name="Standard">
      <style:text-properties officeooo:rsid="001bc4d1" officeooo:paragraph-rsid="001bc4d1"/>
    </style:style>
    <style:style style:name="P4" style:family="paragraph" style:parent-style-name="Standard">
      <style:text-properties officeooo:rsid="001bc4d1" officeooo:paragraph-rsid="001ef6a1"/>
    </style:style>
    <style:style style:name="T1" style:family="text">
      <style:text-properties officeooo:rsid="00204546"/>
    </style:style>
    <style:style style:name="T2" style:family="text">
      <style:text-properties officeooo:rsid="00238f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尝试应用clip能否解决bugs并且改善问题. （不能）</text:p>
      <text:p text:style-name="P1"/>
      <text:p text:style-name="P2">4. 尝试数字化输入坐标能否解决bugs.</text:p>
      <text:p text:style-name="P1"/>
      <text:p text:style-name="P1">2. 尝试使用SGD替代Adam能否解决问题.</text:p>
      <text:p text:style-name="P1"/>
      <text:p text:style-name="P1">3. 尝试更换更换静态地图能否解决bugs.</text:p>
      <text:p text:style-name="P1"/>
      <text:p text:style-name="P1">4. 尝试数字化输入坐标能否解决bugs.</text:p>
      <text:p text:style-name="P1"/>
      <text:p text:style-name="P1">5. 尝试使用二阶奖励函数能否解决bugs.</text:p>
      <text:p text:style-name="P1"/>
      <text:p text:style-name="P3">6. 如果不能走回头路能否解决问题。</text:p>
      <text:p text:style-name="P3"/>
      <text:p text:style-name="P3">我把actor的lstm去掉，因为这个序列不稳定且噪音太大所以要去掉lstm。而RNN训练相对而言就会非常不稳定。去掉LSTM后不出现bug了，</text:p>
      <text:p text:style-name="P3"/>
      <text:p text:style-name="P4">写一个可以新版环境：</text:p>
      <text:p text:style-name="P4"/>
      <text:p text:style-name="P4">将随机坐标的参数输入定制到环境里</text:p>
      <text:p text:style-name="P4"/>
      <text:p text:style-name="P4">既可以输入图片化坐标，也可以输入数字化坐标。</text:p>
      <text:p text:style-name="P4"/>
      <text:p text:style-name="P4">既可以禁止走回头路，也可以不禁止走回头路。</text:p>
      <text:p text:style-name="P4"/>
      <text:p text:style-name="P4">能够设定两种不同的奖励函数，一种是线性奖励函数，另一种是非线性二阶奖励函数</text:p>
      <text:p text:style-name="P4"/>
      <text:p text:style-name="P4"/>
      <text:p text:style-name="P4">函数：</text:p>
      <text:p text:style-name="P4"><text:tab/>构造函数：增加</text:p>
      <text:p text:style-name="P4"><text:tab/></text:p>
      <text:p text:style-name="P3"/>
      <text:p text:style-name="P3">深层思考：</text:p>
      <text:p text:style-name="P3"><text:tab/>静态Q table的基础上加上一个神经网络是否可以解决这个问题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4:01:37.127473592</meta:creation-date>
    <dc:date>2018-10-15T17:44:30.611987059</dc:date>
    <meta:editing-duration>PT2H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319" meta:character-count="386" meta:non-whitespace-character-count="374"/>
  </office:meta>
</office:document-meta>
</file>